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8a1ba" officeooo:paragraph-rsid="0008a1ba" style:font-size-asian="19.25pt" style:font-size-complex="22pt"/>
    </style:style>
    <style:style style:name="P2" style:family="paragraph" style:parent-style-name="Standard">
      <style:paragraph-properties fo:text-align="start" style:justify-single-word="false"/>
      <style:text-properties fo:font-size="22pt" officeooo:rsid="0008a1ba" officeooo:paragraph-rsid="0008a1ba" style:font-size-asian="19.25pt" style:font-size-complex="22pt"/>
    </style:style>
    <style:style style:name="P3" style:family="paragraph" style:parent-style-name="Standard">
      <style:paragraph-properties fo:text-align="start" style:justify-single-word="false"/>
      <style:text-properties fo:font-size="22pt" officeooo:rsid="000e32d1" officeooo:paragraph-rsid="000e32d1" style:font-size-asian="19.25pt" style:font-size-complex="22pt"/>
    </style:style>
    <style:style style:name="P4" style:family="paragraph" style:parent-style-name="Standard">
      <style:paragraph-properties fo:text-align="start" style:justify-single-word="false"/>
      <style:text-properties fo:font-size="22pt" officeooo:rsid="000f4412" officeooo:paragraph-rsid="000f4412" style:font-size-asian="19.25pt" style:font-size-complex="22pt"/>
    </style:style>
    <style:style style:name="P5" style:family="paragraph" style:parent-style-name="Standard">
      <style:paragraph-properties fo:text-align="start" style:justify-single-word="false"/>
      <style:text-properties officeooo:paragraph-rsid="00109396"/>
    </style:style>
    <style:style style:name="P6" style:family="paragraph" style:parent-style-name="Standard">
      <style:paragraph-properties fo:text-align="start" style:justify-single-word="false"/>
      <style:text-properties fo:font-size="15pt" officeooo:paragraph-rsid="000f4412" style:font-size-asian="15pt" style:font-size-complex="15pt"/>
    </style:style>
    <style:style style:name="P7" style:family="paragraph" style:parent-style-name="Standard">
      <style:paragraph-properties fo:text-align="start" style:justify-single-word="false"/>
      <style:text-properties fo:font-size="15pt" officeooo:rsid="0008a1ba" officeooo:paragraph-rsid="0008a1ba" style:font-size-asian="15pt" style:font-size-complex="15pt"/>
    </style:style>
    <style:style style:name="P8" style:family="paragraph" style:parent-style-name="Standard">
      <style:paragraph-properties fo:text-align="start" style:justify-single-word="false"/>
      <style:text-properties fo:font-size="12pt" officeooo:paragraph-rsid="000f4412" style:font-size-asian="10.5pt" style:font-size-complex="12pt"/>
    </style:style>
    <style:style style:name="P9" style:family="paragraph" style:parent-style-name="Standard">
      <style:paragraph-properties fo:text-align="start" style:justify-single-word="false"/>
      <style:text-properties fo:font-size="12pt" officeooo:rsid="00138b01" officeooo:paragraph-rsid="00138b01" style:font-size-asian="10.5pt" style:font-size-complex="12pt"/>
    </style:style>
    <style:style style:name="P10" style:family="paragraph" style:parent-style-name="Standard">
      <style:paragraph-properties fo:text-align="start" style:justify-single-word="false"/>
      <style:text-properties fo:font-size="12pt" officeooo:rsid="00151a69" officeooo:paragraph-rsid="00151a69" style:font-size-asian="10.5pt" style:font-size-complex="12pt"/>
    </style:style>
    <style:style style:name="P11" style:family="paragraph" style:parent-style-name="Standard">
      <style:paragraph-properties fo:text-align="start" style:justify-single-word="false"/>
      <style:text-properties fo:font-size="12pt" officeooo:rsid="000e32d1" officeooo:paragraph-rsid="000e32d1" style:font-size-asian="10.5pt" style:font-size-complex="12pt"/>
    </style:style>
    <style:style style:name="P12" style:family="paragraph" style:parent-style-name="Standard">
      <style:paragraph-properties fo:text-align="start" style:justify-single-word="false"/>
      <style:text-properties fo:font-size="12pt" officeooo:rsid="000f4412" officeooo:paragraph-rsid="000f4412" style:font-size-asian="10.5pt" style:font-size-complex="12pt"/>
    </style:style>
    <style:style style:name="P13" style:family="paragraph" style:parent-style-name="Standard">
      <style:paragraph-properties fo:text-align="start" style:justify-single-word="false"/>
      <style:text-properties fo:font-size="12pt" officeooo:rsid="001a2fb0" officeooo:paragraph-rsid="001a2fb0" style:font-size-asian="10.5pt" style:font-size-complex="12pt"/>
    </style:style>
    <style:style style:name="P14" style:family="paragraph" style:parent-style-name="Standard">
      <style:paragraph-properties fo:text-align="start" style:justify-single-word="false"/>
      <style:text-properties fo:font-size="12pt" officeooo:rsid="001b29b9" officeooo:paragraph-rsid="001b29b9" style:font-size-asian="10.5pt" style:font-size-complex="12pt"/>
    </style:style>
    <style:style style:name="P15" style:family="paragraph" style:parent-style-name="Standard">
      <style:paragraph-properties fo:text-align="start" style:justify-single-word="false"/>
      <style:text-properties fo:font-size="12pt" officeooo:rsid="001cc704" officeooo:paragraph-rsid="001cc704" style:font-size-asian="10.5pt" style:font-size-complex="12pt"/>
    </style:style>
    <style:style style:name="P16" style:family="paragraph" style:parent-style-name="Standard">
      <style:paragraph-properties fo:text-align="start" style:justify-single-word="false"/>
      <style:text-properties fo:font-size="12pt" officeooo:rsid="001d5f00" officeooo:paragraph-rsid="001d5f00" style:font-size-asian="10.5pt" style:font-size-complex="12pt"/>
    </style:style>
    <style:style style:name="P17" style:family="paragraph" style:parent-style-name="Standard">
      <style:paragraph-properties fo:text-align="start" style:justify-single-word="false"/>
      <style:text-properties fo:font-size="12pt" officeooo:rsid="001e51b3" officeooo:paragraph-rsid="001e51b3" style:font-size-asian="10.5pt" style:font-size-complex="12pt"/>
    </style:style>
    <style:style style:name="P18" style:family="paragraph" style:parent-style-name="Standard">
      <style:paragraph-properties fo:text-align="start" style:justify-single-word="false"/>
      <style:text-properties fo:font-size="12pt" officeooo:rsid="001f07cd" officeooo:paragraph-rsid="001f07cd" style:font-size-asian="10.5pt" style:font-size-complex="12pt"/>
    </style:style>
    <style:style style:name="P19" style:family="paragraph" style:parent-style-name="Standard">
      <style:paragraph-properties fo:text-align="start" style:justify-single-word="false"/>
      <style:text-properties fo:font-size="12pt" officeooo:rsid="001f07cd" officeooo:paragraph-rsid="0022aa2c" style:font-size-asian="10.5pt" style:font-size-complex="12pt"/>
    </style:style>
    <style:style style:name="P20" style:family="paragraph" style:parent-style-name="Standard">
      <style:paragraph-properties fo:text-align="start" style:justify-single-word="false"/>
      <style:text-properties fo:font-size="12pt" officeooo:rsid="0020251b" officeooo:paragraph-rsid="0020251b" style:font-size-asian="10.5pt" style:font-size-complex="12pt"/>
    </style:style>
    <style:style style:name="P21" style:family="paragraph" style:parent-style-name="Standard">
      <style:paragraph-properties fo:text-align="start" style:justify-single-word="false"/>
      <style:text-properties fo:font-size="12pt" officeooo:rsid="0020d83c" officeooo:paragraph-rsid="0020d83c" style:font-size-asian="10.5pt" style:font-size-complex="12pt"/>
    </style:style>
    <style:style style:name="P22" style:family="paragraph" style:parent-style-name="Standard">
      <style:paragraph-properties fo:text-align="center" style:justify-single-word="false"/>
      <style:text-properties fo:font-size="12pt" officeooo:rsid="0008a1ba" officeooo:paragraph-rsid="0008a1ba" style:font-size-asian="10.5pt" style:font-size-complex="12pt"/>
    </style:style>
    <style:style style:name="P23" style:family="paragraph" style:parent-style-name="Standard">
      <style:paragraph-properties fo:text-align="end" style:justify-single-word="false"/>
      <style:text-properties fo:font-size="14pt" officeooo:rsid="0008a1ba" officeooo:paragraph-rsid="0008a1ba" style:font-size-asian="12.25pt" style:font-size-complex="14pt"/>
    </style:style>
    <style:style style:name="P24" style:family="paragraph" style:parent-style-name="Standard">
      <style:paragraph-properties fo:text-align="start" style:justify-single-word="false"/>
      <style:text-properties fo:font-size="14pt" officeooo:rsid="002230b7" officeooo:paragraph-rsid="002230b7" style:font-size-asian="12.25pt" style:font-size-complex="14pt"/>
    </style:style>
    <style:style style:name="T1" style:family="text">
      <style:text-properties fo:font-size="12pt" style:font-size-asian="10.5pt" style:font-size-complex="12pt"/>
    </style:style>
    <style:style style:name="T2" style:family="text">
      <style:text-properties fo:font-size="12pt" officeooo:rsid="0009777c" style:font-size-asian="10.5pt" style:font-size-complex="12pt"/>
    </style:style>
    <style:style style:name="T3" style:family="text">
      <style:text-properties fo:font-size="12pt" officeooo:rsid="00109396" style:font-size-asian="10.5pt" style:font-size-complex="12pt"/>
    </style:style>
    <style:style style:name="T4" style:family="text">
      <style:text-properties fo:font-size="12pt" officeooo:rsid="00126e31" style:font-size-asian="10.5pt" style:font-size-complex="12pt"/>
    </style:style>
    <style:style style:name="T5" style:family="text">
      <style:text-properties fo:font-size="12pt" officeooo:rsid="001890c3" style:font-size-asian="10.5pt" style:font-size-complex="12pt"/>
    </style:style>
    <style:style style:name="T6" style:family="text">
      <style:text-properties fo:font-size="12pt" officeooo:rsid="001a2fb0" style:font-size-asian="10.5pt" style:font-size-complex="12pt"/>
    </style:style>
    <style:style style:name="T7" style:family="text">
      <style:text-properties fo:font-size="15pt" style:font-size-asian="15pt" style:font-size-complex="15pt"/>
    </style:style>
    <style:style style:name="T8" style:family="text">
      <style:text-properties fo:font-size="15pt" officeooo:rsid="00109396" style:font-size-asian="15pt" style:font-size-complex="15pt"/>
    </style:style>
    <style:style style:name="T9" style:family="text">
      <style:text-properties officeooo:rsid="000b76da"/>
    </style:style>
    <style:style style:name="T10" style:family="text">
      <style:text-properties officeooo:rsid="000f4412"/>
    </style:style>
    <style:style style:name="T11" style:family="text">
      <style:text-properties officeooo:rsid="001d5f00"/>
    </style:style>
    <style:style style:name="T12" style:family="text">
      <style:text-properties officeooo:rsid="002025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4">Paul Beziau</text:p>
      <text:p text:style-name="P24">Borde Antoine</text:p>
      <text:p text:style-name="P1"/>
      <text:p text:style-name="P1"/>
      <text:p text:style-name="P1"/>
      <text:p text:style-name="P1"/>
      <text:p text:style-name="P1"/>
      <text:p text:style-name="P1"/>
      <text:p text:style-name="P1"/>
      <text:p text:style-name="P1">Rapport Projet de <text:span text:style-name="T9">P</text:span>rogrammation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
      <text:p text:style-name="P22"><text:soft-page-break/></text:p>
      <text:p text:style-name="P7">1) <text:s/>Présentation des fonctionnalités</text:p>
      <text:p text:style-name="P2"/>
      <text:p text:style-name="P2"><text:span text:style-name="T1">Notre projet propose, comme demandé dans la consigne, la possibili</text:span><text:span text:style-name="T2">t</text:span><text:span text:style-name="T1">é de jouer seul au pong. </text:span><text:span text:style-name="T2">L’intérêt de cette partie n'était pas vraiment d'offrir un jeu fun à jouer en solo, mais </text:span><text:span text:style-name="T4">plutôt</text:span><text:span text:style-name="T2"> de bien préparer le terrain pour la suite du développement. </text:span></text:p>
      <text:p text:style-name="P2"/>
      <text:p text:style-name="P3"><text:span text:style-name="T1">Le logiciel propose </text:span><text:span text:style-name="T4">également</text:span><text:span text:style-name="T1"> la possibilité de jouer à deux joueurs sur deux </text:span><text:span text:style-name="T5">ordinateurs</text:span><text:span text:style-name="T1"> différents. Il suffit après exécution du programme d'appuyer sur la touche j et d'entrer l'adresse d'un</text:span><text:span text:style-name="T6">e</text:span><text:span text:style-name="T1"> autre </text:span><text:span text:style-name="T6">machine</text:span><text:span text:style-name="T1"> sur lequel le jeu est également en cour </text:span><text:span text:style-name="T4">d’exécution.</text:span><text:span text:style-name="T1"> Attention, si le jeu à deux fonctionne très bien sur des </text:span><text:span text:style-name="T6">machines</text:span><text:span text:style-name="T1"> en réseau local, ce n'est pas le cas pour des </text:span><text:span text:style-name="T6">ordinateurs </text:span><text:span text:style-name="T1">sur des réseaux distant.</text:span></text:p>
      <text:p text:style-name="P11"/>
      <text:p text:style-name="P3"><text:span text:style-name="T1">Nous proposons également un </text:span><text:span text:style-name="T4">système</text:span><text:span text:style-name="T1"> d'anti-triche. En effet, </text:span><text:span text:style-name="T3">celons</text:span><text:span text:style-name="T1"> notre implémentation, les deux joueurs sont à la fois serveurs et clients et chacun prend soin de vérifier que les données </text:span><text:span text:style-name="T3">reçues </text:span><text:span text:style-name="T1">de l'autre joueur sont valides.</text:span></text:p>
      <text:p text:style-name="P11"/>
      <text:p text:style-name="P4"><text:span text:style-name="T1">Nous avons aussi </text:span><text:span text:style-name="T4">implémenté</text:span><text:span text:style-name="T1"> une fonctionnalité bonus qui fait </text:span><text:span text:style-name="T3">apparaître</text:span><text:span text:style-name="T1"> un item de </text:span><text:span text:style-name="T3">manière</text:span><text:span text:style-name="T1"> aléatoire. Si la balle rentre en collision avec cet item elle verra alors sa vitesse augmenter temporairement.</text:span></text:p>
      <text:p text:style-name="P12"/>
      <text:p text:style-name="P4"><text:span text:style-name="T1">Nous proposons aussi un </text:span><text:span text:style-name="T4">système</text:span><text:span text:style-name="T1"> de score afin que les deux joueurs puissent savoir qui gagne la partie.</text:span></text:p>
      <text:p text:style-name="P12"/>
      <text:p text:style-name="P9">Pour finir, nous avons également utilisé les normes javadoc afin de générer une documentation claire et propre.</text:p>
      <text:p text:style-name="P13"/>
      <text:p text:style-name="P6"><text:span text:style-name="T10">2)</text:span> Valorisation du travail réalisé</text:p>
      <text:p text:style-name="P8"/>
      <text:p text:style-name="P9">2.1) Le jeu solo</text:p>
      <text:p text:style-name="P9"/>
      <text:p text:style-name="P9">Pour la partie solo du logiciel, nous avons suivi les consignes du sujet. Nous avons donc créé une classe abstraite PongItem dont hériteront tous les items du jeu. Chaque item contient également une instance d'une classe hitbox. C'est cette classe qui se charge de détecter les collisions entre items et qui constitue la base de notre gestion des événements du jeu.</text:p>
      <text:p text:style-name="P9"/>
      <text:p text:style-name="P10">Pour délimiter le terrain, nous avons choisi de définir les bordures du jeu comme des items possédant leur propre hitbox. Il est ainsi plus aisé de contrôler le comportement des collisions (rebond ou pas) <text:s/>sur les bords du terrain.</text:p>
      <text:p text:style-name="P10"/>
      <text:p text:style-name="P14">Au niveau de l'affichage, nous avons opté ……….</text:p>
      <text:p text:style-name="P14"/>
      <text:p text:style-name="P16">Nous avons aussi décidé d'utiliser un système de temps pour animate() qui permet d'éviter les deesyncro………………….. ;;</text:p>
      <text:p text:style-name="P14"/>
      <text:p text:style-name="P14">Comme dit précédemment le but de cette partie était avant tout de bien préparer la suite du projet. Notre code devait donc reposer sur des bases solides afin de le rendre facilement modulable par la suite. À ce niveau-là, l'objectif est en partie réussi. Si l'ajout des bonus et de la partie deux joueurs a été facilement intégrable a notre code nous nous sommes par contre rendu comte que les parties a 4 joueurs serait beaucoup plus compliqué a implémenté.</text:p>
      <text:p text:style-name="P14"><text:soft-page-break/></text:p>
      <text:p text:style-name="P15">Le coeur de notre programme se situe dans la classe Game. C'est elle qui se charge d'instancier toutes <text:s/>les classes du jeu et qui gère les différents événements entre nos items. <text:span text:style-name="T11">C'est également dans Game qu'est implémentée la capture des touches pour faire bouger les raquettes.</text:span></text:p>
      <text:p text:style-name="P15"/>
      <text:p text:style-name="P15"/>
      <text:p text:style-name="P17">2.2) La partie réseau</text:p>
      <text:p text:style-name="P17"/>
      <text:p text:style-name="P17">paul………….</text:p>
      <text:p text:style-name="P17"/>
      <text:p text:style-name="P20">2.3) L'anti triche</text:p>
      <text:p text:style-name="P20"/>
      <text:p text:style-name="P20">………………..</text:p>
      <text:p text:style-name="P17"/>
      <text:p text:style-name="P17">2.<text:span text:style-name="T12">4</text:span>) Bonus</text:p>
      <text:p text:style-name="P17"/>
      <text:p text:style-name="P19">Nous tenions à rajouter un ou deux items supplémentaires pour le jeu afin de prouver que notre code nous permettait bien une bonne évolutivité. Nous avons donc décidé d'implémenter un item qui apparaît de manière aléatoire et qui en cas de collision avec la balle fait accélérer cette dernière.</text:p>
      <text:p text:style-name="P19"/>
      <text:p text:style-name="P19">Comme dit précédemment notre code était suffisamment modulable pour nous permettre d'implémenter rapidement et simplement cette nouvelle classe. <text:span text:style-name="T12">Il suffit de suivre la même logique d'héritage qu'avec les autres items en modifiant les actions effectuer par la classe l'or des événements.</text:span></text:p>
      <text:p text:style-name="P18"/>
      <text:p text:style-name="P21">À noter que ce bonus ne « tombe » pas sur la raquette comme sous-entendu dans le sujet du projet tout simplement, car nous avons jugé qu'une modification de la vitesse de la balle ne constitue pas un avantage pour les joueurs.</text:p>
      <text:p text:style-name="P18"/>
      <text:p text:style-name="P20">2.5) Les tests</text:p>
      <text:p text:style-name="P8"/>
      <text:p text:style-name="P20">2.6) La javadoc</text:p>
      <text:p text:style-name="P8"/>
      <text:p text:style-name="P5"><text:span text:style-name="T8">3) </text:span><text:span text:style-name="T7">Diagramme des cla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2T21:34:41.817189720</meta:creation-date>
    <meta:editing-duration>PT12M13S</meta:editing-duration>
    <meta:editing-cycles>6</meta:editing-cycles>
    <meta:generator>LibreOffice/4.2.1.1$Windows_x86 LibreOffice_project/d7dbbd7842e6a58b0f521599204e827654e1fb8b</meta:generator>
    <dc:date>2016-01-02T21:59:59.913000000</dc:date>
    <meta:document-statistic meta:table-count="0" meta:image-count="0" meta:object-count="0" meta:page-count="3" meta:paragraph-count="29" meta:word-count="638" meta:character-count="3864" meta:non-whitespace-character-count="3251"/>
  </office:meta>
</office:document-meta>
</file>